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svg:stroke-color="#b3b3b3" draw:textarea-horizontal-align="center" draw:textarea-vertical-align="middle"/>
    </style:style>
    <style:style style:name="gr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984cm" fo:min-width="3.531cm"/>
    </style:style>
    <style:style style:name="gr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984cm" fo:min-width="3.429cm"/>
    </style:style>
    <style:style style:name="gr6" style:family="graphic" style:parent-style-name="standard">
      <style:graphic-properties draw:stroke="dash" draw:stroke-dash="Ultrafine_20_Dashed"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draw:fill="solid" draw:fill-color="#008000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draw:fill="solid" draw:fill-color="#0000ff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984cm" fo:min-width="6.877cm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984cm" fo:min-width="7.78cm"/>
    </style:style>
    <style:style style:name="gr1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984cm" fo:min-width="6.901cm"/>
    </style:style>
    <style:style style:name="gr12" style:family="graphic" style:parent-style-name="standard">
      <style:graphic-properties draw:stroke="dash" draw:stroke-dash="Ultrafine_20_Dashed" draw:fill="solid" draw:fill-color="#ffff00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984cm" fo:min-width="7.056cm"/>
    </style:style>
    <style:style style:name="gr14" style:family="graphic" style:parent-style-name="standard">
      <style:graphic-properties draw:stroke="dash" draw:stroke-dash="Ultrafine_20_Dashed" draw:fill="solid" draw:fill-color="#999999"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Ultrafine_20_Dashed" draw:fill="solid" draw:fill-color="#e6e6ff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984cm" fo:min-width="4.24cm"/>
    </style:style>
    <style:style style:name="gr17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699cm" fo:min-width="5.828cm"/>
    </style:style>
    <style:style style:name="gr18" style:family="graphic" style:parent-style-name="standard">
      <style:graphic-properties draw:stroke="dash" draw:stroke-dash="Ultrafine_20_Dashed" draw:fill="solid" draw:fill-color="#ffcc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336cm" svg:y1="5.601cm" svg:x2="10.559cm" svg:y2="12.742cm">
          <text:p/>
        </draw:line>
        <draw:line draw:style-name="gr1" draw:text-style-name="P1" draw:layer="layout" svg:x1="17.782cm" svg:y1="5.601cm" svg:x2="10.559cm" svg:y2="12.742cm">
          <text:p/>
        </draw:line>
        <draw:line draw:style-name="gr2" draw:text-style-name="P1" draw:layer="layout" svg:x1="3.244cm" svg:y1="5.461cm" svg:x2="0.535cm" svg:y2="2.783cm">
          <text:p/>
        </draw:line>
        <draw:line draw:style-name="gr2" draw:text-style-name="P1" draw:layer="layout" svg:x1="17.89cm" svg:y1="5.462cm" svg:x2="20.811cm" svg:y2="2.312cm">
          <text:p/>
        </draw:line>
        <draw:line draw:style-name="gr3" draw:text-style-name="P1" draw:layer="layout" svg:x1="10.609cm" svg:y1="1.419cm" svg:x2="10.609cm" svg:y2="14.809cm">
          <text:p/>
        </draw:line>
        <draw:frame draw:style-name="gr4" draw:text-style-name="P2" draw:layer="layout" svg:width="4.031cm" svg:height="1.234cm" svg:x="15.675cm" svg:y="7.578cm">
          <draw:text-box>
            <text:p text:style-name="P2"><text:span text:style-name="T1">Человек</text:span></text:p>
          </draw:text-box>
        </draw:frame>
        <draw:frame draw:style-name="gr5" draw:text-style-name="P2" draw:layer="layout" svg:width="3.929cm" svg:height="1.234cm" svg:x="1.787cm" svg:y="7.568cm">
          <draw:text-box>
            <text:p text:style-name="P2"><text:span text:style-name="T1">Машина</text:span></text:p>
          </draw:text-box>
        </draw:frame>
        <draw:custom-shape draw:style-name="gr6" draw:text-style-name="P1" draw:layer="layout" svg:width="0.903cm" svg:height="0.893cm" svg:x="5.853cm" svg:y="5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903cm" svg:height="0.893cm" svg:x="15.239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903cm" svg:height="0.892cm" svg:x="10.12cm" svg:y="8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7.377cm" svg:height="1.234cm" svg:x="3.009cm" svg:y="4.393cm">
          <draw:text-box>
            <text:p text:style-name="P3"><text:span text:style-name="T2">Метод резолюций</text:span></text:p>
          </draw:text-box>
        </draw:frame>
        <draw:frame draw:style-name="gr10" draw:text-style-name="P3" draw:layer="layout" svg:width="8.28cm" svg:height="1.234cm" svg:x="11.514cm" svg:y="3.79cm">
          <draw:text-box>
            <text:p text:style-name="P3"><text:span text:style-name="T2">Натуральный вывод</text:span></text:p>
          </draw:text-box>
        </draw:frame>
        <draw:frame draw:style-name="gr11" draw:text-style-name="P3" draw:layer="layout" svg:width="7.401cm" svg:height="1.234cm" svg:x="7.575cm" svg:y="7.487cm">
          <draw:text-box>
            <text:p text:style-name="P3"><text:span text:style-name="T2">Метод по-формул</text:span></text:p>
          </draw:text-box>
        </draw:frame>
        <draw:custom-shape draw:style-name="gr12" draw:text-style-name="P1" draw:layer="layout" svg:width="0.903cm" svg:height="0.893cm" svg:x="10.121cm" svg:y="12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8.77cm" svg:height="1.234cm" svg:x="6.579cm" svg:y="13.024cm">
          <draw:text-box>
            <text:p text:style-name="P3"><text:span text:style-name="T2">Непостижимый идеал (?)</text:span></text:p>
          </draw:text-box>
        </draw:frame>
        <draw:custom-shape draw:style-name="gr14" draw:text-style-name="P1" draw:layer="layout" svg:width="0.903cm" svg:height="0.893cm" svg:x="10.182cm" svg:y="2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903cm" svg:height="0.893cm" svg:x="12.273cm" svg:y="6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4.74cm" svg:height="1.234cm" svg:x="10.78cm" svg:y="5.113cm">
          <draw:text-box>
            <text:p text:style-name="P3"><text:span text:style-name="T2">Секвенции</text:span></text:p>
          </draw:text-box>
        </draw:frame>
        <draw:frame draw:style-name="gr17" draw:text-style-name="P3" draw:layer="layout" svg:width="7.648cm" svg:height="1.038cm" svg:x="6.872cm" svg:y="0.978cm">
          <draw:text-box>
            <text:p text:style-name="P3"><text:span text:style-name="T2">Гильбертовского типа</text:span></text:p>
          </draw:text-box>
        </draw:frame>
        <draw:custom-shape draw:style-name="gr18" draw:text-style-name="P1" draw:layer="layout" svg:width="0.426cm" svg:height="0.422cm" svg:x="9.28cm" svg:y="5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27cm" svg:height="0.421cm" svg:x="8.284cm" svg:y="6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27cm" svg:height="0.422cm" svg:x="11.412cm" svg:y="6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27cm" svg:height="0.422cm" svg:x="12.976cm" svg:y="2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27cm" svg:height="0.422cm" svg:x="6.578cm" svg:y="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22cm" fo:margin-bottom="12.109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0T20:53:44.23</meta:creation-date>
    <dc:date>2011-03-07T23:22:31</dc:date>
    <meta:editing-duration>PT00H38M48S</meta:editing-duration>
    <meta:editing-cycles>7</meta:editing-cycles>
    <meta:generator>OpenOffice.org/3.2$Linux OpenOffice.org_project/320m19$Build-9505</meta:generator>
    <dc:creator>Alexander </dc:creator>
    <meta:document-statistic meta:object-count="24"/>
  </office:meta>
</office:document-meta>
</file>